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20c" officeooo:paragraph-rsid="0018a20c"/>
    </style:style>
    <style:style style:name="P2" style:family="paragraph" style:parent-style-name="Standard">
      <style:text-properties officeooo:paragraph-rsid="0018a20c"/>
    </style:style>
    <style:style style:name="P3" style:family="paragraph" style:parent-style-name="Standard">
      <style:text-properties officeooo:paragraph-rsid="001a1ec0"/>
    </style:style>
    <style:style style:name="P4" style:family="paragraph" style:parent-style-name="Standard">
      <style:text-properties officeooo:rsid="001a70b5" officeooo:paragraph-rsid="001b1723"/>
    </style:style>
    <style:style style:name="P5" style:family="paragraph" style:parent-style-name="Standard">
      <style:text-properties officeooo:rsid="001a70b5" officeooo:paragraph-rsid="001ce5d1"/>
    </style:style>
    <style:style style:name="P6" style:family="paragraph" style:parent-style-name="Standard">
      <style:text-properties officeooo:rsid="001a70b5" officeooo:paragraph-rsid="001ebd2c"/>
    </style:style>
    <style:style style:name="P7" style:family="paragraph" style:parent-style-name="Standard">
      <style:text-properties officeooo:rsid="001a70b5" officeooo:paragraph-rsid="002050f7"/>
    </style:style>
    <style:style style:name="P8" style:family="paragraph" style:parent-style-name="Standard">
      <style:text-properties officeooo:rsid="001a70b5" officeooo:paragraph-rsid="00227b9e"/>
    </style:style>
    <style:style style:name="P9" style:family="paragraph" style:parent-style-name="Standard">
      <style:text-properties officeooo:rsid="001a70b5" officeooo:paragraph-rsid="00242454"/>
    </style:style>
    <style:style style:name="P10" style:family="paragraph" style:parent-style-name="Standard">
      <style:text-properties officeooo:rsid="001a70b5" officeooo:paragraph-rsid="00261d8b"/>
    </style:style>
    <style:style style:name="P11" style:family="paragraph" style:parent-style-name="Standard">
      <style:text-properties officeooo:rsid="001a70b5" officeooo:paragraph-rsid="00277786"/>
    </style:style>
    <style:style style:name="P12" style:family="paragraph" style:parent-style-name="Standard">
      <style:text-properties officeooo:rsid="001a70b5" officeooo:paragraph-rsid="0028d3e4"/>
    </style:style>
    <style:style style:name="P13" style:family="paragraph" style:parent-style-name="Standard">
      <style:text-properties officeooo:rsid="001a70b5" officeooo:paragraph-rsid="0029c00c"/>
    </style:style>
    <style:style style:name="P14" style:family="paragraph" style:parent-style-name="Standard">
      <style:text-properties officeooo:rsid="001a70b5" officeooo:paragraph-rsid="002a08fa"/>
    </style:style>
    <style:style style:name="P15" style:family="paragraph" style:parent-style-name="Standard">
      <style:text-properties officeooo:rsid="001a70b5" officeooo:paragraph-rsid="002be13b"/>
    </style:style>
    <style:style style:name="P16" style:family="paragraph" style:parent-style-name="Standard">
      <style:text-properties officeooo:rsid="001a70b5" officeooo:paragraph-rsid="002d7b89"/>
    </style:style>
    <style:style style:name="P17" style:family="paragraph" style:parent-style-name="Standard">
      <style:text-properties officeooo:rsid="001a70b5" officeooo:paragraph-rsid="002f5fc8"/>
    </style:style>
    <style:style style:name="P18" style:family="paragraph" style:parent-style-name="Standard">
      <style:text-properties officeooo:rsid="001a70b5" officeooo:paragraph-rsid="0030e4dd"/>
    </style:style>
    <style:style style:name="P19" style:family="paragraph" style:parent-style-name="Standard">
      <style:text-properties officeooo:rsid="001a70b5" officeooo:paragraph-rsid="00329caa"/>
    </style:style>
    <style:style style:name="P20" style:family="paragraph" style:parent-style-name="Standard">
      <style:text-properties officeooo:rsid="001a70b5" officeooo:paragraph-rsid="0033ce36"/>
    </style:style>
    <style:style style:name="P21" style:family="paragraph" style:parent-style-name="Standard">
      <style:text-properties officeooo:rsid="001a70b5" officeooo:paragraph-rsid="00350f0b"/>
    </style:style>
    <style:style style:name="P22" style:family="paragraph" style:parent-style-name="Standard">
      <style:text-properties officeooo:rsid="002050f7" officeooo:paragraph-rsid="002050f7"/>
    </style:style>
    <style:style style:name="P23" style:family="paragraph" style:parent-style-name="Standard">
      <style:text-properties officeooo:rsid="00381a10" officeooo:paragraph-rsid="00381a10"/>
    </style:style>
    <style:style style:name="P24" style:family="paragraph" style:parent-style-name="Standard">
      <style:text-properties officeooo:rsid="00393311" officeooo:paragraph-rsid="00393311"/>
    </style:style>
    <style:style style:name="T1" style:family="text">
      <style:text-properties officeooo:rsid="0018a20c"/>
    </style:style>
    <style:style style:name="T2" style:family="text">
      <style:text-properties officeooo:rsid="002072a5"/>
    </style:style>
    <style:style style:name="T3" style:family="text">
      <style:text-properties officeooo:rsid="00396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AI Chaolei <text:span text:style-name="T3">17812776</text:span></text:p>
      <text:p text:style-name="P1"/>
      <text:p text:style-name="P1">#lang racket</text:p>
      <text:p text:style-name="P1">(define (pgcd a b)</text:p>
      <text:p text:style-name="P1"><text:s text:c="2"/>(cond ((= a b) a)</text:p>
      <text:p text:style-name="P1"><text:s text:c="6"/>((&lt; a b) (pgcd b a))</text:p>
      <text:p text:style-name="P1"><text:s text:c="6"/>(else (pgcd (- a b)b))))</text:p>
      <text:p text:style-name="P1"/>
      <text:p text:style-name="P1">(define (pgcd-e a b)</text:p>
      <text:p text:style-name="P1"><text:s text:c="2"/>(cond ((&lt; a b) (pgcd-e b a))</text:p>
      <text:p text:style-name="P1"><text:s text:c="8"/>((= (remainder a b) 0) b)</text:p>
      <text:p text:style-name="P1"><text:s text:c="8"/>(else (pgcd-e (remainder a b) b))))</text:p>
      <text:p text:style-name="P1">(define (f x)</text:p>
      <text:p text:style-name="P1"><text:s text:c="2"/>(if (= x 0) 3</text:p>
      <text:p text:style-name="P1"><text:s text:c="6"/>(+ 1 (* 2 (f (- x 1))))))</text:p>
      <text:p text:style-name="Standard"/>
      <text:p text:style-name="Standard">* (f 8)</text:p>
      <text:p text:style-name="P2"><text:span text:style-name="T1">(= x 0) &gt;&gt;#f donc on excute else</text:span></text:p>
      <text:p text:style-name="P2"><text:span text:style-name="T1">(+ 1 (* 2 (f (- x 1)))) <text:s/></text:span></text:p>
      <text:p text:style-name="P2"><text:span text:style-name="T1">&gt;&gt;(+ 1 (* 2 (f 7)))</text:span></text:p>
      <text:p text:style-name="P2"><text:span text:style-name="T1">&gt;&gt;(+ 1 (* 2 (+ 1 (* 2 (f 6)))))</text:span></text:p>
      <text:p text:style-name="P3"><text:span text:style-name="T1">&gt;&gt;(+ 1 (* 2 (+ 1 (* 2 (+ 1 (* 2 (f 5)))))))</text:span></text:p>
      <text:p text:style-name="P4">&gt;&gt;<text:span text:style-name="T1">(+ 1 (* 2 (+ 1 (* 2 (+ 1 (* 2 (+ 1 (* 2 (f </text:span>4<text:span text:style-name="T1">)))))))))</text:span></text:p>
      <text:p text:style-name="P4">&gt;&gt;<text:span text:style-name="T1">(+ 1 (* 2 (+ 1 (* 2 (+ 1 (* 2 (+ 1 (* 2 (+ 1 (* 2 (f 3)))))))))))</text:span></text:p>
      <text:p text:style-name="P5">&gt;&gt;<text:span text:style-name="T1">(+ 1 (* 2 (+ 1 (* 2 (+ 1 (* 2 (+ 1 (* 2 (+ 1 (* 2 (+ 1 (* 2 (f 2)))))))))))))</text:span></text:p>
      <text:p text:style-name="P6">&gt;&gt;<text:span text:style-name="T1">(+ 1 (* 2 (+ 1 (* 2 (+ 1 (* 2 (+ 1 (* 2 (+ 1 (* 2 (+ 1 (* 2 (+ 1 (* 2 (f 1)))))))))))))))</text:span></text:p>
      <text:p text:style-name="P7">&gt;&gt;<text:span text:style-name="T1">(+ 1 (* 2 (+ 1 (* 2 (+ 1 (* 2 (+ 1 (* 2 (+ 1 (* 2 (+ 1 (* 2 (+ 1 (* 2 (+ 1 (* 2 (f 0)))))))))))))))))</text:span></text:p>
      <text:p text:style-name="P22">Ici on retest (= x 0) &gt;&gt;#t </text:p>
      <text:p text:style-name="P22">don<text:span text:style-name="T2">c il retourne 3, expression précedente devient alors</text:span></text:p>
      <text:p text:style-name="P8">&gt;&gt;<text:span text:style-name="T1">(+ 1 (* 2 (+ 1 (* 2 (+ 1 (* 2 (+ 1 (* 2 (+ 1 (* 2 (+ 1 (* 2 (+ 1 (* 2 (+ 1 (* 2 3))))))))))))))))</text:span></text:p>
      <text:p text:style-name="P9">&gt;&gt;<text:span text:style-name="T1">(+ 1 (* 2 (+ 1 (* 2 (+ 1 (* 2 (+ 1 (* 2 (+ 1 (* 2 (+ 1 (* 2 (+ 1 (* 2 (+ 1 6)))))))))))))))</text:span></text:p>
      <text:p text:style-name="P10">&gt;&gt;<text:span text:style-name="T1">(+ 1 (* 2 (+ 1 (* 2 (+ 1 (* 2 (+ 1 (* 2 (+ 1 (* 2 (+ 1 (* 2 (+ 1 (* 2 7))))))))))))))</text:span></text:p>
      <text:p text:style-name="P11">&gt;&gt;<text:span text:style-name="T1">(+ 1 (* 2 (+ 1 (* 2 (+ 1 (* 2 (+ 1 (* 2 (+ 1 (* 2 (+ 1 (* 2 (+ 1 14)))))))))))))</text:span></text:p>
      <text:p text:style-name="P12">&gt;&gt;<text:span text:style-name="T1">(+ 1 (* 2 (+ 1 (* 2 (+ 1 (* 2 (+ 1 (* 2 (+ 1 (* 2 (+ 1 (* 2 15))))))))))))</text:span></text:p>
      <text:p text:style-name="P13">&gt;&gt;<text:span text:style-name="T1">(+ 1 (* 2 (+ 1 (* 2 (+ 1 (* 2 (+ 1 (* 2 (+ 1 (* 2 (+ 1 30)))))))))))</text:span></text:p>
      <text:p text:style-name="P13">&gt;&gt;<text:span text:style-name="T1">(+ 1 (* 2 (+ 1 (* 2 (+ 1 (* 2 (+ 1 (* 2 (+ 1 (* 2 31))))))))))</text:span></text:p>
      <text:p text:style-name="P13">&gt;&gt;<text:span text:style-name="T1">(+ 1 (* 2 (+ 1 (* 2 (+ 1 (* 2 (+ 1 (* 2 (+ 1 62)))))))))</text:span></text:p>
      <text:p text:style-name="P14">&gt;&gt;<text:span text:style-name="T1">(+ 1 (* 2 (+ 1 (* 2 (+ 1 (* 2 (+ 1 (* 2 63))))))))</text:span></text:p>
      <text:p text:style-name="P15">&gt;&gt;<text:span text:style-name="T1">(+ 1 (* 2 (+ 1 (* 2 (+ 1 (* 2 (+ 1 126)))))))</text:span></text:p>
      <text:p text:style-name="P15">&gt;&gt;<text:span text:style-name="T1">(+ 1 (* 2 (+ 1 (* 2 (+ 1 (* 2 127))))))</text:span></text:p>
      <text:p text:style-name="P16">&gt;&gt;<text:span text:style-name="T1">(+ 1 (* 2 (+ 1 (* 2 (+ 1 254)))))</text:span></text:p>
      <text:p text:style-name="P17">&gt;&gt;<text:span text:style-name="T1">(+ 1 (* 2 (+ 1 (* 2 255))))</text:span></text:p>
      <text:p text:style-name="P18">&gt;&gt;<text:span text:style-name="T1">(+ 1 (* 2 (+ 1 510)))</text:span></text:p>
      <text:p text:style-name="P19">&gt;&gt;<text:span text:style-name="T1">(+ 1 (* 2 511))</text:span></text:p>
      <text:p text:style-name="P20">&gt;&gt;<text:span text:style-name="T1">(+ 1 1022)</text:span></text:p>
      <text:p text:style-name="P21">&gt;&gt;<text:span text:style-name="T1">(1023)</text:span></text:p>
      <text:p text:style-name="P23">fin des calcul on retrouve bien 1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00:07.655117172</meta:creation-date>
    <dc:date>2018-09-26T10:31:49.990197106</dc:date>
    <meta:editing-duration>PT31M27S</meta:editing-duration>
    <meta:editing-cycles>30</meta:editing-cycles>
    <meta:generator>LibreOffice/4.3.3.2$Linux_X86_64 LibreOffice_project/430m0$Build-2</meta:generator>
    <meta:document-statistic meta:table-count="0" meta:image-count="0" meta:object-count="0" meta:page-count="1" meta:paragraph-count="44" meta:word-count="554" meta:character-count="1873" meta:non-whitespace-character-count="1320"/>
  </office:meta>
</office:document-meta>
</file>